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TriggerContext.lastComple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riggerContext.lastScheduled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riggerContext.SimpleTriggerContext( Clock c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riggerContext.SimpleTrigger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riggerContext.lastActual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riggerContext.update( @ Nullable Instant lastScheduledExecution , @ Nullable Instant lastActualExecution , @ Nullable Instant lastComple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TriggerContext.SimpleTriggerContext( @ Nullable Instant lastScheduledExecution , @ Nullable Instant lastActualExecution , @ Nullable Instant lastComple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TriggerContext.update( @ Nullable Date lastScheduledExecutionTime , @ Nullable Date lastActualExecutionTime , @ Nullable Date lastCompletion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riggerContext.getC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riggerContext.toInstant( @ Nullable Date d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riggerContext.SimpleTriggerContext( @ Nullable Date lastScheduledExecutionTime , @ Nullable Date lastActualExecutionTime , @ Nullable Date lastCompletion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